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58.23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7.69mm"/>
    </style:style>
    <style:style style:name="co8" style:family="table-column">
      <style:table-column-properties fo:break-before="auto" style:column-width="33.51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3.4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9pt" fo:language="none" fo:country="none" style:font-name-asian="Times New Roman" style:font-size-asian="9pt" style:language-asian="none" style:country-asian="none" style:font-name-complex="Tahoma" style:font-size-complex="6.80000019073486pt" style:language-complex="none" style:country-complex="none"/>
    </style:style>
    <style:style style:name="ce2" style:family="table-cell" style:parent-style-name="Default">
      <style:text-properties style:font-name="Times New Roman" fo:font-size="9pt" style:font-name-asian="Times New Roman" style:font-size-asian="9pt" style:language-asian="none" style:country-asian="none" style:font-name-complex="Tahoma" style:font-size-complex="6.80000019073486pt" style:language-complex="none" style:country-complex="none"/>
    </style:style>
    <style:style style:name="T1" style:family="text">
      <style:text-properties style:font-name="Times New Roman" fo:font-size="9pt" fo:language="en" fo:country="US" style:font-name-asian="Times New Roman" style:font-size-asian="9pt"/>
    </style:style>
    <style:style style:name="T2" style:family="text">
      <style:text-properties style:font-name="Times New Roman" fo:font-size="9pt" style:font-name-asian="Times New Roman" style:font-size-asian="9pt" fo:language="ru" fo:country="RU"/>
    </style:style>
    <style:style style:name="T3" style:family="text">
      <style:text-properties style:font-name="Times New Roman" fo:font-size="9pt" style:font-name-asian="Times New Roman" style:font-size-asian="9pt" fo:language="en" fo:country="US"/>
    </style:style>
    <style:style style:name="T4" style:family="text">
      <style:text-properties fo:language="en" fo:country="US" style:font-name-asian="Times New Roman" style:font-size-asian="9pt"/>
    </style:style>
    <style:style style:name="T5" style:family="text">
      <style:text-properties style:font-name-asian="Times New Roman" style:font-size-asian="9pt" fo:language="ru" fo:country="RU"/>
    </style:style>
    <style:style style:name="T6" style:family="text">
      <style:text-properties style:font-name-asian="Times New Roman" style:font-size-asian="9pt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№п/п</text:p>
          </table:table-cell>
          <table:table-cell table:style-name="Default" office:value-type="string" calcext:value-type="string">
            <text:p>Название</text:p>
          </table:table-cell>
          <table:table-cell table:style-name="Default" office:value-type="string" calcext:value-type="string">
            <text:p>X1 (координаты)</text:p>
          </table:table-cell>
          <table:table-cell office:value-type="string" calcext:value-type="string">
            <text:p>X2 (количество сторон)</text:p>
          </table:table-cell>
          <table:table-cell office:value-type="string" calcext:value-type="string">
            <text:p>X3 (длины сторон или диаметр)</text:p>
          </table:table-cell>
          <table:table-cell office:value-type="string" calcext:value-type="string">
            <text:p>X4 (количество углов)</text:p>
          </table:table-cell>
          <table:table-cell office:value-type="string" calcext:value-type="string">
            <text:p>X5 (величины углов)</text:p>
          </table:table-cell>
          <table:table-cell office:value-type="string" calcext:value-type="string">
            <text:p>X6 (сумма углов)</text:p>
          </table:table-cell>
          <table:table-cell office:value-type="string" calcext:value-type="string">
            <text:p>X7 (медиана)</text:p>
          </table:table-cell>
          <table:table-cell office:value-type="string" calcext:value-type="string">
            <text:p>X8 (высота)</text:p>
          </table:table-cell>
          <table:table-cell office:value-type="string" calcext:value-type="string">
            <text:p>X9 (биссектриса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0;2), (0;7), (4,5;1,5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0;0), (0;5), (5;5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0;0), (0;7), (5;5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0;0), (0;9), (4,5;6,5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0;0), (5;5), (2,5;4,5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0;0), (0;1), (0,5;2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0;0), (0;6), (2,5;4,5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0;0), (0;5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Равнобедренный 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(;), (;), (;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Прямоугольник</text:p>
          </table:table-cell>
          <table:table-cell office:value-type="string" calcext:value-type="string">
            <text:p><text:span text:style-name="T1">(0;</text:span><text:span text:style-name="T2">0</text:span><text:span text:style-name="T3">), </text:span><text:span text:style-name="T2">(0;8), (9;0), (9;8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8, 9, 8, 9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Прямоугольник</text:p>
          </table:table-cell>
          <table:table-cell office:value-type="string" calcext:value-type="string">
            <text:p><text:span text:style-name="T1">(0;</text:span><text:span text:style-name="T2">0</text:span><text:span text:style-name="T3">), </text:span><text:span text:style-name="T2">(0;1), (2;0), (2;1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, 2, 1, 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Прямоугольник</text:p>
          </table:table-cell>
          <table:table-cell office:value-type="string" calcext:value-type="string">
            <text:p><text:span text:style-name="T1">(0;</text:span><text:span text:style-name="T2">0</text:span><text:span text:style-name="T3">), </text:span><text:span text:style-name="T2">(0;3), (4;0), (4;3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 3, 4, 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Прямоугольник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5), (6;0), (6;5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, 6, 6, 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Прямоугольник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7), (8;0), (8;7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7, 8, 7 ,8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Прямоугольник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9), (8;0), (8;9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 ,8, 9, 8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Прямоугольник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5), (4;0), (4;5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, 4, 5, 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Прямоугольник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9), (7;0), (7;9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, 7, 9, 7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Прямоугольник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1), (3;0), (3;1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, 3, 1, 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Прямоугольник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8), (4;0), (4;8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8, 4, 4, 8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Прямоугольник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6), (8;0), (8;6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6, 8, 8, 6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Прямоугольник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6), (5;0), (5;6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6, 5, 6, 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5), (5;0), (5;5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, 5, 5, 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6), (6;0), (6;6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6, 6, 6. 6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8), (8;0), (8;8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8. 8. 8, 8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7), (7;0), (7;7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7, 7, 7, 7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2), (2;0), (2;2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, 2, 2, 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1), (1;0), (1;1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, 1, 1, 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3), (3;0), (3;3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 3, 3, 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4), (4;0), (4;4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, 4, 4, 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9), (9;0), (9;9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, 9, 9, 9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Квадрат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, </text:span><text:span text:style-name="T5">(0;5), (5;0), (5;5)</text:span>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, 5, 5, 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90, 90, 90, 90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0;</text:span><text:span text:style-name="T5">0</text:span><text:span text:style-name="T6">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3;</text:span><text:span text:style-name="T5">3</text:span><text:span text:style-name="T6">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4;</text:span><text:span text:style-name="T5">0</text:span><text:span text:style-name="T6">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5;</text:span><text:span text:style-name="T5">0</text:span><text:span text:style-name="T6">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0;</text:span><text:span text:style-name="T5">5</text:span><text:span text:style-name="T6">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0;</text:span><text:span text:style-name="T5">6</text:span><text:span text:style-name="T6">)</text:span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4;</text:span><text:span text:style-name="T5">4</text:span><text:span text:style-name="T6">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3;</text:span><text:span text:style-name="T5">5</text:span><text:span text:style-name="T6">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0;</text:span><text:span text:style-name="T5">2</text:span><text:span text:style-name="T6">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Окружность</text:p>
          </table:table-cell>
          <table:table-cell table:style-name="ce2" office:value-type="string" calcext:value-type="string">
            <text:p><text:span text:style-name="T4">(2;</text:span><text:span text:style-name="T5">3</text:span><text:span text:style-name="T6">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360" calcext:value-type="float">
            <text:p>360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0:36:27.554000000</meta:creation-date>
    <dc:date>2020-10-16T11:44:44.285000000</dc:date>
    <meta:editing-duration>PT3M12S</meta:editing-duration>
    <meta:editing-cycles>1</meta:editing-cycles>
    <meta:document-statistic meta:table-count="1" meta:cell-count="1349" meta:object-count="0"/>
    <meta:generator>LibreOffice/6.2.5.2$Windows_x86 LibreOffice_project/1ec314fa52f458adc18c4f025c545a4e8b22c159</meta:generator>
  </office:meta>
</office:document-meta>
</file>